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f7c" officeooo:paragraph-rsid="00035f7c"/>
    </style:style>
    <style:style style:name="P2" style:family="paragraph" style:parent-style-name="Standard">
      <style:text-properties fo:color="#000000" loext:opacity="100%" style:font-name="IBMPlexMono, monospace," fo:background-color="#fffffe"/>
    </style:style>
    <style:style style:name="P3" style:family="paragraph" style:parent-style-name="Standard">
      <style:text-properties officeooo:paragraph-rsid="00035f7c"/>
    </style:style>
    <style:style style:name="T1" style:family="text">
      <style:text-properties officeooo:rsid="00035f7c"/>
    </style:style>
    <style:style style:name="T2" style:family="text">
      <style:text-properties fo:color="#a31515" loext:opacity="100%"/>
    </style:style>
    <style:style style:name="T3" style:family="text">
      <style:text-properties fo:color="#000000" loext:opacity="100%" style:font-name="IBMPlexMono, monospace," fo:background-color="#fffffe" loext:char-shading-value="0"/>
    </style:style>
    <style:style style:name="T4" style:family="text">
      <style:text-properties fo:color="#0451a5" loext:opacity="100%"/>
    </style:style>
    <style:style style:name="T5" style:family="text">
      <style:text-properties fo:color="#09865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ayload -<text:line-break/><text:line-break/></text:span><text:span text:style-name="T3">{</text:span></text:p>
      <text:p text:style-name="P2"><text:span text:style-name="T2">"token"</text:span>: <text:span text:style-name="T4">"eyJhbGciOiJIUzI1NiIsInR5cCI6IkpXVCJ9.eyJfaWQiOiI2NzY0Njg1Y2QwZWQxYzQwYmM1N2VmYjEiLCJpYXQiOjE3MzQ3MTgyNDF9.5iHGkJv-1rSW1bC7Y6Gd9B5OQCd4H9C9mjdC8hf2gYE"</text:span>,</text:p>
      <text:p text:style-name="P2"><text:span text:style-name="T2">"user"</text:span>: {</text:p>
      <text:p text:style-name="P2"><text:span text:style-name="T2">"fullName"</text:span>: {</text:p>
      <text:p text:style-name="P2"><text:span text:style-name="T2">"firstName"</text:span>: <text:span text:style-name="T4">"Aritra"</text:span>,</text:p>
      <text:p text:style-name="P2"><text:span text:style-name="T2">"lastName"</text:span>: <text:span text:style-name="T4">"sen"</text:span></text:p>
      <text:p text:style-name="P2">},</text:p>
      <text:p text:style-name="P2"><text:span text:style-name="T2">"_id"</text:span>: <text:span text:style-name="T4">"6764685cd0ed1c40bc57efb1"</text:span>,</text:p>
      <text:p text:style-name="P2"><text:span text:style-name="T2">"email"</text:span>: <text:span text:style-name="T4">"abcd@gaimws.coms"</text:span>,</text:p>
      <text:p text:style-name="P2"><text:span text:style-name="T2">"password"</text:span>: <text:span text:style-name="T4">"$2b$10$NfN.BdNqIDxSvu0STmKnZ.1rX7VIgJONJiHgGXF3sN0cuHpbuvrIe"</text:span>,</text:p>
      <text:p text:style-name="P2"><text:span text:style-name="T2">"__v"</text:span>: <text:span text:style-name="T5">0</text:span></text:p>
      <text:p text:style-name="P2">}</text:p>
      <text:p text:style-name="P2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23:41:04.966288993</meta:creation-date>
    <dc:date>2024-12-20T23:41:33.548254266</dc:date>
    <meta:editing-duration>PT30S</meta:editing-duration>
    <meta:editing-cycles>1</meta:editing-cycles>
    <meta:document-statistic meta:table-count="0" meta:image-count="0" meta:object-count="0" meta:page-count="1" meta:paragraph-count="13" meta:word-count="24" meta:character-count="383" meta:non-whitespace-character-count="371"/>
    <meta:generator>LibreOffice/7.3.7.2$Linux_X86_64 LibreOffice_project/30$Build-2</meta:generator>
  </office:meta>
</office:document-meta>
</file>